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left" draw:textarea-vertical-align="top" draw:auto-grow-height="false"/>
    </style:style>
    <style:style style:name="gr4" style:family="graphic" style:parent-style-name="standard">
      <style:graphic-properties draw:fill="solid" draw:fill-color="#aea79f" draw:textarea-horizontal-align="left" draw:textarea-vertical-align="top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aea79f" draw:textarea-horizontal-align="left" draw:textarea-vertical-align="top" draw:auto-grow-height="false" fo:padding-top="0.13cm" fo:padding-left="0.25cm"/>
    </style:style>
    <style:style style:name="gr7" style:family="graphic" style:parent-style-name="standard">
      <style:graphic-properties draw:fill="solid" draw:fill-color="#aecf00" draw:textarea-horizontal-align="left" draw:textarea-vertical-align="top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212cm"/>
    </style:style>
    <style:style style:name="gr9" style:family="graphic" style:parent-style-name="standard">
      <style:graphic-properties draw:stroke="none" svg:stroke-color="#000000" draw:fill="none" draw:fill-color="#ffffff" fo:min-height="0.7cm"/>
    </style:style>
    <style:style style:name="gr10" style:family="graphic" style:parent-style-name="standard">
      <style:graphic-properties svg:stroke-color="#aecf00" draw:fill="solid" draw:fill-color="#aecf00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left" draw:textarea-vertical-align="middle" draw:auto-grow-height="false"/>
    </style:style>
    <style:style style:name="gr12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style:text-underline-style="none" fo:font-weight="normal" style:font-weight-asian="normal" style:font-weight-complex="normal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fo:font-size="18pt" style:text-underline-style="none" fo:font-weight="normal" style:font-weight-asian="normal" style:font-weight-complex="normal"/>
    </style:style>
    <style:style style:name="P7" style:family="paragraph">
      <style:text-properties fo:font-size="18pt" style:text-underline-style="solid" style:text-underline-width="auto" style:text-underline-color="font-color"/>
    </style:style>
    <style:style style:name="T1" style:family="text">
      <style:text-properties fo:font-size="18pt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8pt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9cm" svg:height="2.15cm" svg:x="2.4cm" svg:y="2.4cm">
          <draw:text-box>
            <text:p>FROM mono:3.10</text:p>
          </draw:text-box>
        </draw:frame>
        <draw:line draw:style-name="gr2" draw:text-style-name="P1" draw:layer="layout" svg:x1="4.8cm" svg:y1="13.3cm" svg:x2="13.4cm" svg:y2="13.3cm">
          <text:p text:style-name="P1">pull</text:p>
          <text:p text:style-name="P1"/>
        </draw:line>
        <draw:custom-shape draw:style-name="gr3" draw:text-style-name="P1" draw:layer="layout" svg:width="5.8cm" svg:height="3.5cm" svg:x="13.4cm" svg:y="11.5cm">
          <text:p text:style-name="P1">Regist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7cm" svg:height="6.8cm" svg:x="2cm" svg:y="20.4cm">
          <text:p text:style-name="P1">Cach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cm" svg:height="0.8cm" svg:x="3.1cm" svg:y="21.4cm">
          <text:p text:style-name="P1">ba5877dc9bec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7cm" svg:height="6.8cm" svg:x="2cm" svg:y="4.2cm">
          <text:p text:style-name="P1">Cach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2" draw:layer="layout" svg:width="15.9cm" svg:height="2.15cm" svg:x="2.4cm" svg:y="2.4cm">
          <draw:text-box>
            <text:p><text:span text:style-name="T1">ADD app.cs /app/</text:span></text:p>
          </draw:text-box>
        </draw:frame>
        <draw:custom-shape draw:style-name="gr4" draw:text-style-name="P3" draw:layer="layout" svg:width="8.7cm" svg:height="6.8cm" svg:x="2cm" svg:y="20.5cm">
          <text:p text:style-name="P1"><text:span text:style-name="T1">Cach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7cm" svg:height="6.8cm" svg:x="2cm" svg:y="4.2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4cm" svg:height="0.8cm" svg:x="3.071cm" svg:y="5.1cm">
          <text:p text:style-name="P1"><text:span text:style-name="T1">ba5877dc9bec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1.6cm" svg:height="5.6cm" svg:x="8cm" svg:y="12.6cm">
          <text:p text:style-name="P1"><text:span text:style-name="T2">Contain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4cm" svg:height="0.8cm" svg:x="9.1cm" svg:y="13.4cm">
          <text:p text:style-name="P1"><text:span text:style-name="T1">ba5877dc9bec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4.1cm" svg:height="0.962cm" svg:x="5.2cm" svg:y="18.1cm">
          <draw:text-box draw:corner-radius="1.4cm">
            <text:p>commit</text:p>
          </draw:text-box>
        </draw:frame>
        <draw:frame draw:style-name="gr9" draw:text-style-name="P5" draw:layer="layout" svg:width="2.2cm" svg:height="0.962cm" svg:x="5.1cm" svg:y="12.438cm">
          <draw:text-box draw:corner-radius="1.4cm">
            <text:p>run</text:p>
          </draw:text-box>
        </draw:frame>
        <draw:custom-shape draw:style-name="gr5" draw:text-style-name="P3" draw:layer="layout" svg:width="6.4cm" svg:height="0.8cm" svg:x="3.1cm" svg:y="22.4cm">
          <text:p text:style-name="P1"><text:span text:style-name="T1">7d3f07f8de5f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4cm" svg:height="0.8cm" svg:x="3.1cm" svg:y="21.4cm">
          <text:p text:style-name="P1"><text:span text:style-name="T1">ba5877dc9bec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0cm" svg:height="0.8cm" svg:x="8.7cm" svg:y="16.1cm">
          <text:p text:style-name="P1"><text:span text:style-name="T1">** mkdir /app &amp;&amp; cp app.cs /app/app.c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2" draw:layer="layout" svg:width="15.9cm" svg:height="2.15cm" svg:x="2.4cm" svg:y="2.4cm">
          <draw:text-box>
            <text:p><text:span text:style-name="T1">RUN cd /app &amp;&amp; mcs app.cs</text:span></text:p>
          </draw:text-box>
        </draw:frame>
        <draw:custom-shape draw:style-name="gr4" draw:text-style-name="P3" draw:layer="layout" svg:width="8.7cm" svg:height="6.8cm" svg:x="2cm" svg:y="20.5cm">
          <text:p text:style-name="P1"><text:span text:style-name="T1">Cach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4cm" svg:height="0.8cm" svg:x="3.1cm" svg:y="21.5cm">
          <text:p text:style-name="P1"><text:span text:style-name="T1">ba5877dc9bec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7cm" svg:height="6.8cm" svg:x="1.9cm" svg:y="4.1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4cm" svg:height="0.8cm" svg:x="3cm" svg:y="5.1cm">
          <text:p text:style-name="P1"><text:span text:style-name="T1">ba5877dc9bec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cm" svg:height="5.3cm" svg:x="8cm" svg:y="12.9cm">
          <text:p text:style-name="P1"><text:span text:style-name="T3">Container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4cm" svg:height="0.8cm" svg:x="8.7cm" svg:y="13.9cm">
          <text:p text:style-name="P1"><text:span text:style-name="T1">ba5877dc9bec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1cm" svg:height="0.962cm" svg:x="5.2cm" svg:y="18.1cm">
          <draw:text-box draw:corner-radius="1.4cm">
            <text:p><text:span text:style-name="T1">commit</text:span></text:p>
          </draw:text-box>
        </draw:frame>
        <draw:frame draw:style-name="gr9" draw:text-style-name="P7" draw:layer="layout" svg:width="2.2cm" svg:height="0.962cm" svg:x="5.1cm" svg:y="12.438cm">
          <draw:text-box draw:corner-radius="1.4cm">
            <text:p><text:span text:style-name="T1">run</text:span></text:p>
          </draw:text-box>
        </draw:frame>
        <draw:custom-shape draw:style-name="gr5" draw:text-style-name="P3" draw:layer="layout" svg:width="6.4cm" svg:height="0.8cm" svg:x="3.1cm" svg:y="22.6cm">
          <text:p text:style-name="P1"><text:span text:style-name="T1">7d3f07f8de5f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4cm" svg:height="0.8cm" svg:x="3cm" svg:y="6.094cm">
          <text:p text:style-name="P1"><text:span text:style-name="T1">7d3f07f8de5f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4cm" svg:height="0.8cm" svg:x="8.7cm" svg:y="15cm">
          <text:p text:style-name="P1"><text:span text:style-name="T1">7d3f07f8de5f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5cm" svg:height="0.8cm" svg:x="8.7cm" svg:y="16.1cm">
          <text:p text:style-name="P1"><text:span text:style-name="T1">cd /app &amp;&amp; mcs app.c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4cm" svg:height="0.8cm" svg:x="3.1cm" svg:y="23.7cm">
          <text:p text:style-name="P1"><text:span text:style-name="T1">fe4d88e41185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" draw:text-style-name="P2" draw:layer="layout" svg:width="15.9cm" svg:height="2.15cm" svg:x="2.4cm" svg:y="2.4cm">
          <draw:text-box>
            <text:p><text:span text:style-name="T1">ENTRYPOINT ["mono", "/app/app.exe"]</text:span></text:p>
          </draw:text-box>
        </draw:frame>
        <draw:custom-shape draw:style-name="gr4" draw:text-style-name="P3" draw:layer="layout" svg:width="8.7cm" svg:height="6.8cm" svg:x="2cm" svg:y="20.5cm">
          <text:p text:style-name="P1"><text:span text:style-name="T1">Cach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4cm" svg:height="0.8cm" svg:x="3.1cm" svg:y="21.5cm">
          <text:p text:style-name="P1"><text:span text:style-name="T1">ba5877dc9bec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7cm" svg:height="6.8cm" svg:x="1.9cm" svg:y="4.1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4cm" svg:height="0.8cm" svg:x="3cm" svg:y="5.1cm">
          <text:p text:style-name="P1"><text:span text:style-name="T1">ba5877dc9bec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cm" svg:height="5.3cm" svg:x="8cm" svg:y="12.9cm">
          <text:p text:style-name="P1"><text:span text:style-name="T3">Container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4cm" svg:height="0.8cm" svg:x="8.7cm" svg:y="13.9cm">
          <text:p text:style-name="P1"><text:span text:style-name="T1">ba5877dc9bec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1cm" svg:height="0.962cm" svg:x="5.2cm" svg:y="18.1cm">
          <draw:text-box draw:corner-radius="1.4cm">
            <text:p><text:span text:style-name="T1">commit</text:span></text:p>
          </draw:text-box>
        </draw:frame>
        <draw:frame draw:style-name="gr9" draw:text-style-name="P7" draw:layer="layout" svg:width="2.2cm" svg:height="0.962cm" svg:x="5.1cm" svg:y="12.438cm">
          <draw:text-box draw:corner-radius="1.4cm">
            <text:p><text:span text:style-name="T1">run</text:span></text:p>
          </draw:text-box>
        </draw:frame>
        <draw:custom-shape draw:style-name="gr5" draw:text-style-name="P3" draw:layer="layout" svg:width="6.4cm" svg:height="0.8cm" svg:x="3.1cm" svg:y="22.6cm">
          <text:p text:style-name="P1"><text:span text:style-name="T1">7d3f07f8de5f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4cm" svg:height="0.8cm" svg:x="3cm" svg:y="6.094cm">
          <text:p text:style-name="P1"><text:span text:style-name="T1">7d3f07f8de5f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4cm" svg:height="0.8cm" svg:x="8.7cm" svg:y="15cm">
          <text:p text:style-name="P1"><text:span text:style-name="T1">7d3f07f8de5f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4cm" svg:height="0.8cm" svg:x="3.1cm" svg:y="23.7cm">
          <text:p text:style-name="P1"><text:span text:style-name="T1">fe4d88e41185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4cm" svg:height="0.8cm" svg:x="8.7cm" svg:y="16cm">
          <text:p text:style-name="P1"><text:span text:style-name="T1">fe4d88e41185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5cm" svg:height="0.8cm" svg:x="8.8cm" svg:y="16.9cm">
          <text:p text:style-name="P1"><text:span text:style-name="T1">** Add entry point meta 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4cm" svg:height="0.8cm" svg:x="3.1cm" svg:y="24.9cm">
          <text:p text:style-name="P1"><text:span text:style-name="T1">b38e53b24d38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7" draw:text-style-name="P6" draw:layer="layout" svg:width="17.6cm" svg:height="11.4cm" svg:x="1.7cm" svg:y="7.7cm">
          <text:p text:style-name="P1"><text:span text:style-name="T3">Container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6.5cm" svg:height="1cm" svg:x="2.3cm" svg:y="17.2cm">
          <text:p text:style-name="P1"><text:span text:style-name="T1">ba5877dc9bec - </text:span>Base image mono:3.10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6.5cm" svg:height="1cm" svg:x="2.3cm" svg:y="15.7cm">
          <text:p text:style-name="P1"><text:span text:style-name="T1">7d3f07f8de5f – I</text:span>mage with app.cs and /app dir 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6.5cm" svg:height="1cm" svg:x="2.3cm" svg:y="14.3cm">
          <text:p text:style-name="P1"><text:span text:style-name="T1">fe4d88e41185 – I</text:span>mage with compile app : /app/app.ex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6.5cm" svg:height="1cm" svg:x="2.3cm" svg:y="12.9cm">
          <text:p text:style-name="P1"><text:span text:style-name="T1">b38e53b24d38 – I</text:span>mage configured entry poin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6.5cm" svg:height="1.5cm" svg:x="2.3cm" svg:y="11.1cm">
          <text:p text:style-name="P1">Writable container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2" draw:text-style-name="P1" draw:layer="layout" svg:width="17cm" svg:height="14.4cm" svg:x="1.3cm" svg:y="1.9cm">
          <text:p text:style-name="P1">Host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5.5cm" svg:height="1.5cm" svg:x="2.7cm" svg:y="8.9cm">
          <text:p text:style-name="P1">Docker daemon (REST svc listening on a unix socket)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1cm" svg:height="1.7cm" svg:x="2.5cm" svg:y="3.2cm">
          <text:p text:style-name="P1">docker client (CLI)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5cm" svg:y1="5.3cm" svg:x2="5cm" svg:y2="8.6cm">
          <text:p/>
        </draw:line>
        <draw:custom-shape draw:style-name="gr3" draw:text-style-name="P1" draw:layer="layout" svg:width="6.4cm" svg:height="3.4cm" svg:x="6.1cm" svg:y="11.2cm">
          <text:p text:style-name="P1">Cach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1cm" svg:height="1cm" svg:x="13.1cm" svg:y="13cm">
          <text:p text:style-name="P1">Container2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1cm" svg:height="1cm" svg:x="13.9cm" svg:y="11.4cm">
          <text:p text:style-name="P1">Container1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9.4cm" svg:height="8.9cm" svg:x="1.6cm" svg:y="18.3cm">
          <text:p text:style-name="P1">Registry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3.9cm" svg:y1="10.7cm" svg:x2="3.9cm" svg:y2="18.2cm">
          <text:p/>
        </draw:line>
        <draw:line draw:style-name="gr14" draw:text-style-name="P1" draw:layer="layout" svg:x1="9.4cm" svg:y1="10.5cm" svg:x2="9.4cm" svg:y2="11.3cm">
          <text:p/>
        </draw:line>
        <draw:line draw:style-name="gr14" draw:text-style-name="P1" draw:layer="layout" svg:x1="13.307cm" svg:y1="10.721cm" svg:x2="13.4cm" svg:y2="12.9cm">
          <text:p/>
        </draw:line>
        <draw:line draw:style-name="gr14" draw:text-style-name="P1" draw:layer="layout" svg:x1="15.7cm" svg:y1="10.6cm" svg:x2="15.7cm" svg:y2="11.4cm">
          <text:p/>
        </draw:line>
        <draw:custom-shape draw:style-name="gr12" draw:text-style-name="P1" draw:layer="layout" svg:width="7.6cm" svg:height="2.1cm" svg:x="2.9cm" svg:y="19.5cm">
          <text:p text:style-name="P1">Repository 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9cm" svg:height="0.8cm" svg:x="4.3cm" svg:y="20.4cm">
          <text:p text:style-name="P1">Image 1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7.6cm" svg:height="4.1cm" svg:x="2.9cm" svg:y="22cm">
          <text:p text:style-name="P1">Repository B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9cm" svg:height="0.8cm" svg:x="4.2cm" svg:y="23.1cm">
          <text:p text:style-name="P1">Image 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9cm" svg:height="0.8cm" svg:x="4.2cm" svg:y="24.1cm">
          <text:p text:style-name="P1">Image 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7:52:25.358934289</meta:creation-date>
    <dc:date>2014-11-17T19:38:34.262004052</dc:date>
    <meta:editing-duration>PT52M6S</meta:editing-duration>
    <meta:editing-cycles>8</meta:editing-cycles>
    <meta:generator>LibreOffice/4.2.6.3$Linux_X86_64 LibreOffice_project/420m0$Build-3</meta:generator>
    <meta:document-statistic meta:object-count="70"/>
  </office:meta>
</office:document-meta>
</file>